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4">
      <style:paragraph-properties fo:text-align="justify" style:justify-single-word="false"/>
      <style:text-properties officeooo:paragraph-rsid="001e241d"/>
    </style:style>
    <style:style style:name="P3" style:family="paragraph" style:parent-style-name="Text_20_body">
      <style:paragraph-properties fo:text-align="justify" style:justify-single-word="false"/>
      <style:text-properties officeooo:paragraph-rsid="001e241d"/>
    </style:style>
    <style:style style:name="P4" style:family="paragraph" style:parent-style-name="Heading_20_4">
      <style:paragraph-properties fo:text-align="justify" style:justify-single-word="false"/>
    </style:style>
    <style:style style:name="P5" style:family="paragraph" style:parent-style-name="Standard">
      <style:paragraph-properties fo:text-align="justify" style:justify-single-word="false"/>
      <style:text-properties fo:font-weight="normal" officeooo:paragraph-rsid="001e241d" style:font-weight-asian="normal" style:font-weight-complex="normal"/>
    </style:style>
    <style:style style:name="P6" style:family="paragraph" style:parent-style-name="Text_20_body">
      <style:paragraph-properties fo:text-align="justify" style:justify-single-word="false"/>
      <style:text-properties fo:font-weight="normal" officeooo:paragraph-rsid="001e241d"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Heading_20_3">
      <style:paragraph-properties fo:text-align="center"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Heading_20_4" style:list-style-name="L3">
      <style:paragraph-properties fo:text-align="justify" style:justify-single-word="false"/>
      <style:text-properties fo:font-weight="normal" officeooo:paragraph-rsid="001e241d" style:font-weight-asian="normal" style:font-weight-complex="normal"/>
    </style:style>
    <style:style style:name="P12" style:family="paragraph" style:parent-style-name="Text_20_body" style:list-style-name="L1">
      <style:paragraph-properties fo:margin-top="0in" fo:margin-bottom="0in" style:contextual-spacing="false"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margin-top="0in" fo:margin-bottom="0in" style:contextual-spacing="false" fo:text-align="justify" style:justify-single-word="false"/>
    </style:style>
    <style:style style:name="P15" style:family="paragraph" style:parent-style-name="Text_20_body" style:list-style-name="L2">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weight="normal" officeooo:rsid="001e241d" style:font-weight-asian="normal" style:font-weight-complex="normal"/>
    </style:style>
    <style:style style:name="T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 style:family="text">
      <style:text-properties fo:font-size="14pt" fo:font-style="italic" fo:font-weight="normal" officeooo:rsid="001e8444" style:font-size-asian="14pt" style:font-style-asian="italic" style:font-weight-asian="normal" style:font-size-complex="14pt" style:font-style-complex="italic" style:font-weight-complex="normal"/>
    </style:style>
    <style:style style:name="T5"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style:font-name="Times New Roman" fo:font-size="14pt" fo:font-style="normal" fo:font-weight="normal" officeooo:rsid="001f4b9a" style:font-size-asian="14pt" style:font-style-asian="normal" style:font-weight-asian="normal" style:font-size-complex="14pt" style:font-style-complex="normal" style:font-weight-complex="normal"/>
    </style:style>
    <style:style style:name="T7" style:family="text">
      <style:text-properties officeooo:rsid="001e241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3"><text:span text:style-name="Strong_20_Emphasis">Sosyal Medyada Popüler Başlık Üretimi Üzerine Bir Araştırma</text:span></text:h>
      <text:p text:style-name="P9"><text:span text:style-name="Strong_20_Emphasis"><text:span text:style-name="T1"/></text:span></text:p>
      <text:p text:style-name="P9"><text:span text:style-name="Strong_20_Emphasis"><text:span text:style-name="T1">AI Open 5 (2024) 1–9 <text:s text:c="96"/></text:span></text:span><text:span text:style-name="Strong_20_Emphasis"><text:span text:style-name="T5"><text:s text:c="3"/></text:span></text:span><text:span text:style-name="Strong_20_Emphasis"><text:span text:style-name="T6">Aralık</text:span></text:span><text:span text:style-name="Strong_20_Emphasis"><text:span text:style-name="T5"> 2023</text:span></text:span></text:p>
      <text:p text:style-name="P9"><text:span text:style-name="Strong_20_Emphasis"><text:span text:style-name="T1"/></text:span></text:p>
      <text:p text:style-name="P10"><text:span text:style-name="Strong_20_Emphasis"><text:span text:style-name="T3">Anahtar Kelimeler: Sosyal medya, </text:span></text:span><text:span text:style-name="Strong_20_Emphasis"><text:span text:style-name="T4">v</text:span></text:span><text:span text:style-name="Strong_20_Emphasis"><text:span text:style-name="T3">eri madenciliği, </text:span></text:span><text:span text:style-name="Strong_20_Emphasis"><text:span text:style-name="T4">b</text:span></text:span><text:span text:style-name="Strong_20_Emphasis"><text:span text:style-name="T3">aşlık oluşturma</text:span></text:span></text:p>
      <text:p text:style-name="P1"><text:span text:style-name="Strong_20_Emphasis"><text:span text:style-name="T1"/></text:span></text:p>
      <text:p text:style-name="P7"><text:tab/>Sosyal medya platformları, kullanıcıların oluşturduğu içeriklerle büyük bir etkileşim ve ticari değer yaratmaktadır. Bir paylaşımın başarısını belirleyen en önemli unsurlardan biri başlığıdır. Başlık, içeriğin özetini sunarak okuyucuların ilgisini çeker ve paylaşımın erişimini artırır. Ancak, günümüzde başlık oluşturma süreci büyük ölçüde manuel olarak yapılmaktadır ve bu süreç hem zaman alıcıdır hem de kullanıcıların içeriklerinin popülerliğini garanti etmemektedir.</text:p>
      <text:p text:style-name="P1"><text:span text:style-name="T1"><text:tab/>Bu çalışma, sosyal medyada popüler başlıklar oluşturmayı otomatikleştirme sorusunu ele almaktadır. Araştırmacılar, Çin'in popüler sosyal medya platformu Xiaohongshu'dan 1 milyondan fazla paylaşımı analiz ederek trendlerin ve kişisel stillerin başlık popülerliğine etkisini incelemiştir. Bu doğrultuda, trendleri ve bireysel stilleri modelleyerek otomatik başlık üretimi yapan </text:span><text:span text:style-name="Strong_20_Emphasis"><text:span text:style-name="T1">MEBART</text:span></text:span><text:span text:style-name="T1"> adlı yeni bir model geliştirilmiştir.</text:span></text:p>
      <text:h text:style-name="P4" text:outline-level="4"><text:span text:style-name="Strong_20_Emphasis"><text:span text:style-name="T1">Mevcut Yaklaşımlar ve Eksiklikler</text:span></text:span></text:h>
      <text:p text:style-name="P1"><text:span text:style-name="Strong_20_Emphasis"><text:span text:style-name="T1"/></text:span></text:p>
      <text:p text:style-name="P6"><text:tab/>Başlık oluşturma süreci genellikle haber yazımı ve reklam içerikleri için incelenmiş olup, bu çalışmalar genellikle doğruluk ve kısalık gibi faktörlere odaklanmaktadır. Ancak, sosyal medya başlıklarının popüler olması için trendleri ve kişisel stilleri dikkate alması gerektiği görülmüştür.</text:p>
      <text:p text:style-name="P7">Önceki yöntemler genellikle:</text:p>
      <text:list xml:id="list2606043601" text:style-name="L1">
        <text:list-item>
          <text:p text:style-name="P12"><text:span text:style-name="Strong_20_Emphasis"><text:span text:style-name="T1">Manuel içerik üretimine dayanmakta</text:span></text:span><text:span text:style-name="T1">, bu da zaman kaybına ve yüksek maliyete neden olmaktadır.</text:span></text:p>
        </text:list-item>
        <text:list-item>
          <text:p text:style-name="P13"><text:span text:style-name="Strong_20_Emphasis"><text:span text:style-name="T1">Genel dil modeli teknikleri kullanmakta</text:span></text:span><text:span text:style-name="T1">, ancak bunlar sosyal medyada trendleri ve kişisel stilleri yakalamakta yetersiz kalmaktadır.</text:span></text:p>
        </text:list-item>
      </text:list>
      <text:h text:style-name="P4" text:outline-level="4"><text:span text:style-name="Strong_20_Emphasis"><text:span text:style-name="T1">Önerilen Yöntem: MEBART</text:span></text:span></text:h>
      <text:p text:style-name="P7"/>
      <text:p text:style-name="P1"><text:span text:style-name="T1"><text:tab/>MEBART modeli, popüler sosyal medya başlıkları üretmek için </text:span><text:span text:style-name="Strong_20_Emphasis"><text:span text:style-name="T1">Bidirectional and Auto-Regressive Transformers (BART)</text:span></text:span><text:span text:style-name="T1"> modeline dayalıdır. Modelin temel bileşenleri şunlardır:</text:span></text:p>
      <text:list xml:id="list3342724748" text:style-name="L2">
        <text:list-item>
          <text:p text:style-name="P14"><text:span text:style-name="Strong_20_Emphasis"><text:span text:style-name="T1">Trend Çıkarıcı (Trend Extractor)</text:span></text:span><text:span text:style-name="T1">: Güncel trendleri analiz eder ve başlık üretiminde kullanır.</text:span></text:p>
        </text:list-item>
        <text:list-item>
          <text:p text:style-name="P14"><text:span text:style-name="Strong_20_Emphasis"><text:span text:style-name="T1">Kişisel Stil Çıkarıcı (Style Extractor)</text:span></text:span><text:span text:style-name="T1">: Kullanıcının önceki başlıklarını analiz ederek kişisel dilini öğrenir.</text:span></text:p>
        </text:list-item>
        <text:list-item>
          <text:p text:style-name="P15"><text:span text:style-name="Strong_20_Emphasis"><text:span text:style-name="T1">BART Temelli Başlık Üretici</text:span></text:span><text:span text:style-name="T1">: Yukarıdaki bilgileri kullanarak içerikle uyumlu popüler başlıklar üretir.</text:span></text:p>
        </text:list-item>
      </text:list>
      <text:p text:style-name="P1"><text:span text:style-name="T1">MEBART, </text:span><text:span text:style-name="Strong_20_Emphasis"><text:span text:style-name="T1">ön eğitim (pretraining) süreciyle</text:span></text:span><text:span text:style-name="T1"> trendleri ve bireysel stilleri daha iyi öğrenerek daha özgün ve etkili başlıklar üretmeyi hedeflemektedir.</text:span></text:p>
      <text:h text:style-name="P2" text:outline-level="4"><text:soft-page-break/><text:span text:style-name="Strong_20_Emphasis"><text:span text:style-name="T2">D</text:span></text:span><text:span text:style-name="Strong_20_Emphasis"><text:span text:style-name="T1">eneyler ve Sonuçla</text:span></text:span><text:span text:style-name="Strong_20_Emphasis"><text:span text:style-name="T2">r</text:span></text:span></text:h>
      <text:list xml:id="list3526446366" text:style-name="L3">
        <text:list-header>
          <text:h text:style-name="P11" text:outline-level="4"/>
        </text:list-header>
      </text:list>
      <text:p text:style-name="P3"><text:span text:style-name="T2">1- </text:span><text:span text:style-name="T1">Mevcut yöntemlere kıyasla %9.9 daha yüksek </text:span><text:span text:style-name="Strong_20_Emphasis"><text:span text:style-name="T1">ROUGE-L</text:span></text:span><text:span text:style-name="T1"> skoruna ulaşmıştır.</text:span></text:p>
      <text:p text:style-name="P6"><text:span text:style-name="T7">2- </text:span>Trendleri ve kişisel stilleri başarılı bir şekilde modelleyerek başlık popülerliğini artırmıştır.</text:p>
      <text:p text:style-name="P6"><text:span text:style-name="T7">3- </text:span>Ön eğitim sürecinin model performansını önemli ölçüde iyileştirdiği görülmüştür.</text:p>
      <text:p text:style-name="P3"><text:span text:style-name="Strong_20_Emphasis"><text:span text:style-name="T2">4- B</text:span></text:span><text:span text:style-name="Strong_20_Emphasis"><text:span text:style-name="T1">ileşen bazlı analizlerde</text:span></text:span><text:span text:style-name="T1"> modelin trendleri ve bireysel stilleri kullanarak başlıkları daha çekici hale getirdiği gözlemlenmiştir.</text:span></text:p>
      <text:p text:style-name="P6"/>
      <text:p text:style-name="P5"><text:span text:style-name="Strong_20_Emphasis"><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09:23:12.739078069</meta:creation-date>
    <dc:date>2025-03-06T14:42:44.379987070</dc:date>
    <meta:editing-duration>PT17M34S</meta:editing-duration>
    <meta:editing-cycles>6</meta:editing-cycles>
    <meta:generator>LibreOffice/7.3.7.2$Linux_X86_64 LibreOffice_project/30$Build-2</meta:generator>
    <meta:document-statistic meta:table-count="0" meta:image-count="0" meta:object-count="0" meta:page-count="2" meta:paragraph-count="21" meta:word-count="335" meta:character-count="2791" meta:non-whitespace-character-count="2380"/>
  </office:meta>
</office:document-meta>
</file>